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333333" draw:fill="gradient" draw:fill-gradient-name="Tango_20_Gray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660066" draw:fill="gradient" draw:fill-gradient-name="Tango_20_Purple" draw:textarea-horizontal-align="justify" draw:textarea-vertical-align="middle" draw:auto-grow-height="false" draw:shadow="visible"/>
    </style:style>
    <style:style style:name="gr5" style:family="graphic" style:parent-style-name="objectwithoutfill">
      <style:graphic-properties svg:stroke-color="#77216f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77216f" draw:marker-end="Arrow" draw:marker-end-width="0.3cm" draw:fill="none" draw:textarea-vertical-align="middle"/>
    </style:style>
    <style:style style:name="gr7" style:family="graphic" style:parent-style-name="standard">
      <style:graphic-properties svg:stroke-color="#660066" draw:fill="gradient" draw:fill-gradient-name="Tango_20_Purple" draw:textarea-horizontal-align="justify" draw:textarea-vertical-align="middle" draw:auto-grow-height="false" draw:shadow="visible"/>
    </style:style>
    <style:style style:name="gr8" style:family="graphic" style:parent-style-name="standard">
      <style:graphic-properties draw:stroke="none" svg:stroke-color="#660066" draw:fill="none" fo:min-height="0.713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="gradient" draw:fill-color="#ff420e" draw:fill-gradient-name="Tango_20_Red" draw:textarea-horizontal-align="justify" draw:textarea-vertical-align="middle" draw:auto-grow-height="false" draw:shadow="visible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svg:stroke-color="#660066" draw:fill="gradient" draw:fill-gradient-name="Tango_20_Purple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fill="gradient" draw:fill-gradient-name="Tango_20_Purple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fo:min-height="0cm"/>
    </style:style>
    <style:style style:name="gr17" style:family="graphic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0cm"/>
    </style:style>
    <style:style style:name="gr19" style:family="graphic" style:parent-style-name="standard">
      <style:graphic-properties draw:stroke="none" draw:textarea-horizontal-align="justify" draw:textarea-vertical-align="middle" draw:auto-grow-height="false"/>
    </style:style>
    <style:style style:name="gr20" style:family="graphic" style:parent-style-name="objectwithoutfill">
      <style:graphic-properties svg:stroke-width="0.3cm" svg:stroke-color="#729fcf" draw:marker-start-width="0.65cm" draw:marker-end-width="0.65cm" draw:fill="none" draw:textarea-vertical-align="middle" fo:padding-top="0.275cm" fo:padding-bottom="0.275cm" fo:padding-left="0.4cm" fo:padding-right="0.4cm"/>
    </style:style>
    <style:style style:name="gr21" style:family="graphic" style:parent-style-name="objectwithoutfill">
      <style:graphic-properties svg:stroke-width="0.3cm" svg:stroke-color="#729fcf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22" style:family="graphic" style:parent-style-name="standard">
      <style:graphic-properties svg:stroke-width="0.3cm" svg:stroke-color="#729fcf" draw:marker-start-width="0.65cm" draw:marker-end-width="0.65cm" draw:textarea-vertical-align="middle" fo:padding-top="0.275cm" fo:padding-bottom="0.275cm" fo:padding-left="0.4cm" fo:padding-right="0.4cm"/>
    </style:style>
    <style:style style:name="gr23" style:family="graphic" style:parent-style-name="standard">
      <style:graphic-properties draw:fill="gradient" draw:fill-gradient-name="Tango_20_Blue" draw:textarea-vertical-align="middle" draw:auto-grow-height="false" fo:min-height="0.749cm" fo:min-width="0.499cm" draw:shadow="hidden"/>
    </style:style>
    <style:style style:name="gr24" style:family="graphic" style:parent-style-name="standard">
      <style:graphic-properties svg:stroke-color="#c5000b" draw:fill="solid" draw:fill-color="#ff3333" draw:textarea-horizontal-align="justify" draw:textarea-vertical-align="middle" draw:auto-grow-height="false"/>
    </style:style>
    <style:style style:name="gr25" style:family="graphic" style:parent-style-name="standard">
      <style:graphic-properties svg:stroke-color="#c5000b" draw:fill="solid" draw:fill-color="#ff3333" draw:textarea-horizontal-align="justify" draw:textarea-vertical-align="middle" draw:auto-grow-height="false"/>
    </style:style>
    <style:style style:name="gr26" style:family="graphic" style:parent-style-name="standard">
      <style:graphic-properties svg:stroke-color="#333333" draw:fill="gradient" draw:fill-gradient-name="Tango_20_Gray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svg:stroke-color="#009900" draw:fill="gradient" draw:fill-gradient-name="Subtle_20_Tango_20_Green" draw:textarea-horizontal-align="justify" draw:textarea-vertical-align="middle" draw:auto-grow-height="false"/>
    </style:style>
    <style:style style:name="gr28" style:family="graphic" style:parent-style-name="standard">
      <style:graphic-properties svg:stroke-color="#aecf00" draw:fill="gradient" draw:fill-gradient-name="Tango_20_Green" draw:textarea-horizontal-align="justify" draw:textarea-vertical-align="middle" draw:auto-grow-height="false"/>
    </style:style>
    <style:style style:name="gr29" style:family="graphic" style:parent-style-name="standard">
      <style:graphic-properties svg:stroke-color="#333333" draw:fill="gradient" draw:fill-gradient-name="Tango_20_Gray" draw:textarea-horizontal-align="justify" draw:textarea-vertical-align="middle" draw:auto-grow-height="false"/>
    </style:style>
    <style:style style:name="gr30" style:family="graphic" style:parent-style-name="standard">
      <style:graphic-properties svg:stroke-color="#3465a4" draw:fill="gradient" draw:fill-gradient-name="Tango_20_Blue" draw:textarea-horizontal-align="justify" draw:textarea-vertical-align="middle" draw:auto-grow-height="false"/>
    </style:style>
    <style:style style:name="gr31" style:family="graphic" style:parent-style-name="standard">
      <style:graphic-properties svg:stroke-color="#ffd320" draw:fill="gradient" draw:fill-gradient-name="Tango_20_Yellow" draw:textarea-horizontal-align="justify" draw:textarea-vertical-align="middle" draw:auto-grow-height="false"/>
    </style:style>
    <style:style style:name="gr32" style:family="graphic" style:parent-style-name="standard">
      <style:graphic-properties svg:stroke-color="#ff950e" draw:fill="gradient" draw:fill-gradient-name="Tango_20_Orange" draw:textarea-horizontal-align="justify" draw:textarea-vertical-align="middle" draw:auto-grow-height="false"/>
    </style:style>
    <style:style style:name="gr33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4" style:family="graphic" style:parent-style-name="standard">
      <style:graphic-properties draw:fill="none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6.25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3.55cm"/>
    </style:style>
    <style:style style:name="pr5" style:family="presentation" style:parent-style-name="Default-subtitle" style:list-style-name="L3">
      <style:graphic-properties draw:fill-color="#ffffff" fo:min-height="13.8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 style:list-style-name="L4">
      <style:graphic-properties draw:fill-color="#ffffff" fo:min-height="13.8cm"/>
    </style:style>
    <style:style style:name="pr8" style:family="presentation" style:parent-style-name="Default-outline1" style:list-style-name="L9">
      <style:graphic-properties fo:min-height="13.55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4.522cm"/>
    </style:style>
    <style:style style:name="ro3" style:family="table-row">
      <style:table-row-properties style:row-height="3.105cm"/>
    </style:style>
    <style:style style:name="ro4" style:family="table-row">
      <style:table-row-properties style:row-height="1.683cm"/>
    </style:style>
    <style:style style:name="ro5" style:family="table-row">
      <style:table-row-properties style:row-height="7.498cm"/>
    </style:style>
    <style:style style:name="ro6" style:family="table-row">
      <style:table-row-properties style:row-height="3.848cm"/>
    </style:style>
    <style:style style:name="ro7" style:family="table-row">
      <style:table-row-properties style:row-height="6.884cm"/>
    </style:style>
    <style:style style:name="ro8" style:family="table-row">
      <style:table-row-properties style:row-height="2.592cm"/>
    </style:style>
    <style:style style:name="ro9" style:family="table-row">
      <style:table-row-properties style:row-height="5.547cm"/>
    </style:style>
    <style:style style:name="ro10" style:family="table-row">
      <style:table-row-properties style:row-height="3.341cm"/>
    </style:style>
    <style:style style:name="ro11" style:family="table-row">
      <style:table-row-properties style:row-height="5.398cm"/>
    </style:style>
    <style:style style:name="ce1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style:paragraph-properties fo:text-align="center"/>
      <style:text-properties fo:text-shadow="1pt 1pt"/>
    </style:style>
    <style:style style:name="P7" style:family="paragraph">
      <style:paragraph-properties fo:text-align="center">
        <style:tab-stops/>
      </style:paragraph-properties>
      <style:text-properties fo:font-size="14pt" style:font-size-asian="14pt" style:font-size-complex="14pt"/>
    </style:style>
    <style:style style:name="P8" style:family="paragraph">
      <style:paragraph-properties>
        <style:tab-stops/>
      </style:paragraph-properties>
    </style:style>
    <style:style style:name="P9" style:family="paragraph">
      <style:paragraph-properties>
        <style:tab-stops/>
      </style:paragraph-properties>
      <style:text-properties fo:font-size="18pt" style:font-size-asian="18pt" style:font-size-complex="18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text-align="center">
        <style:tab-stops/>
      </style:paragraph-properties>
    </style:style>
    <style:style style:name="P12" style:family="paragraph">
      <style:paragraph-properties fo:margin-top="0.205cm" fo:margin-bottom="0.205cm" fo:text-align="start">
        <style:tab-stops/>
      </style:paragraph-properties>
      <style:text-properties fo:font-size="18pt"/>
    </style:style>
    <style:style style:name="P13" style:family="paragraph">
      <style:paragraph-properties fo:margin-top="0.102cm" fo:margin-bottom="0.102cm" fo:text-align="start">
        <style:tab-stops/>
      </style:paragraph-properties>
      <style:text-properties fo:font-size="18pt"/>
    </style:style>
    <style:style style:name="P14" style:family="paragraph">
      <style:paragraph-properties fo:text-align="start">
        <style:tab-stops/>
      </style:paragraph-properties>
      <style:text-properties fo:font-size="18pt" style:font-size-asian="18pt" style:font-size-complex="18pt"/>
    </style:style>
    <style:style style:name="P15" style:family="paragraph">
      <style:paragraph-properties fo:text-align="start">
        <style:tab-stops/>
      </style:paragraph-properties>
    </style:style>
    <style:style style:name="P16" style:family="paragraph">
      <style:text-properties fo:font-size="18pt" style:font-size-asian="18pt" style:font-size-complex="18pt"/>
    </style:style>
    <style:style style:name="P17" style:family="paragraph">
      <style:paragraph-properties fo:text-align="start"/>
      <style:text-properties fo:text-shadow="none" fo:font-weight="bold" style:font-weight-asian="bold" style:font-weight-complex="bold"/>
    </style:style>
    <style:style style:name="P18" style:family="paragraph">
      <style:paragraph-properties fo:margin-left="0.4cm" fo:margin-right="0cm" fo:text-align="start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Liberation Sans" fo:font-size="14pt" style:letter-kerning="true" style:font-name-asian="Droid Sans Fallback" style:font-size-asian="14pt" style:font-name-complex="FreeSans" style:font-size-complex="14pt"/>
    </style:style>
    <style:style style:name="T5" style:family="text">
      <style:text-properties fo:text-shadow="none" fo:font-weight="bold" style:font-weight-asian="bold" style:font-weight-complex="bold"/>
    </style:style>
    <style:style style:name="T6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style:font-name="Liberation Sans1" fo:color="#000000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Liberation Sans1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Liberation Sans1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'Droid Sans'" style:font-style-name="Regular" style:font-family-generic="swiss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3" text:bullet-char="◊">
        <style:list-level-properties text:space-before="1.2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'Droid Sans'" style:font-style-name="Regular" style:font-family-generic="swiss" style:use-window-font-color="true" fo:font-size="45%"/>
      </text:list-level-style-bullet>
    </text:list-style>
    <text:list-style style:name="L9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style:font-name="Liberation Sans1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3.506cm" svg:x="1.4cm" svg:y="0.4cm" presentation:class="title" presentation:user-transformed="true">
          <draw:text-box>
            <text:p>TMNZ – Wellington Branch</text:p>
          </draw:text-box>
        </draw:frame>
        <draw:frame presentation:style-name="pr2" draw:layer="layout" svg:width="25.199cm" svg:height="16.255cm" svg:x="1.4cm" svg:y="0.4cm" presentation:class="subtitle">
          <draw:text-box>
            <text:p>Business Process Management &amp; BI Solutions White Paper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4cm" presentation:class="title">
          <draw:text-box>
            <text:p>TOC</text:p>
          </draw:text-box>
        </draw:frame>
        <draw:frame presentation:style-name="pr4" draw:layer="layout" svg:width="25.199cm" svg:height="13.8cm" svg:x="1.4cm" svg:y="4.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4cm" presentation:class="title">
          <draw:text-box>
            <text:p>Introduction - White Paper Goals</text:p>
          </draw:text-box>
        </draw:frame>
        <draw:frame presentation:style-name="pr4" draw:layer="layout" svg:width="25.199cm" svg:height="13.8cm" svg:x="1.4cm" svg:y="4.4cm" presentation:class="outline">
          <draw:text-box>
            <text:list text:style-name="L2">
              <text:list-item>
                <text:p>Improve functioning of TMZN Wellington branch through..</text:p>
                <text:list>
                  <text:list-item>
                    <text:p>Improved access to BI data</text:p>
                  </text:list-item>
                  <text:list-item>
                    <text:p>Improved understanding of business processes (current)</text:p>
                  </text:list-item>
                  <text:list-item>
                    <text:p>Identifying opportunities for improved Business Processes (future)</text:p>
                  </text:list-item>
                  <text:list-item>
                    <text:p>Reduce costs to TMNZ business</text:p>
                  </text:list-item>
                  <text:list-item>
                    <text:p>Increase revenues to TMNZ business</text:p>
                  </text:list-item>
                  <text:list-item>
                    <text:p>Improved efficiency of TMNZ Wgtn Branch op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draw:frame presentation:style-name="pr1" draw:layer="layout" svg:width="25.199cm" svg:height="3.506cm" svg:x="1.4cm" svg:y="0.4cm" presentation:class="title">
          <draw:text-box>
            <text:p>Workflow Analysis – TMNZ Wgtn</text:p>
          </draw:text-box>
        </draw:frame>
        <draw:frame presentation:style-name="pr5" draw:text-style-name="P2" draw:layer="layout" svg:width="25.199cm" svg:height="13.8cm" svg:x="1.4cm" svg:y="4.4cm" presentation:class="subtitle" presentation:user-transformed="true">
          <draw:text-box>
            <text:list text:style-name="L3">
              <text:list-item>
                <text:p text:style-name="P2">Raise Job Workflow(1)</text:p>
              </text:list-item>
              <text:list-item>
                <text:p text:style-name="P2">Schedule Jobs Workflow(2)</text:p>
              </text:list-item>
              <text:list-item>
                <text:p text:style-name="P2">Track Support Requests Workflow(3)</text:p>
              </text:list-item>
              <text:list-item>
                <text:p text:style-name="P2">Job Lifecycle (Timeline)</text:p>
              </text:list-item>
              <text:list-item>
                <text:p text:style-name="P2">Update Staff Details Workflow(4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9">
        <draw:frame presentation:style-name="pr6" draw:layer="layout" svg:width="25.199cm" svg:height="3.506cm" svg:x="1.4cm" svg:y="0.4cm" presentation:class="title" presentation:user-transformed="true">
          <draw:text-box>
            <text:p>2.2.1 Staff Details Lookup Workflow</text:p>
          </draw:text-box>
        </draw:frame>
        <draw:custom-shape draw:style-name="gr2" draw:text-style-name="P3" xml:id="id8" draw:id="id8" draw:layer="layout" svg:width="2.2cm" svg:height="2.8cm" svg:x="11.8cm" svg:y="4.406cm">
          <text:p text:style-name="P4"><text:span text:style-name="T1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layer="layout" svg:width="9.456cm" svg:height="0.806cm" svg:x="11.8cm" svg:y="3.4cm">
          <draw:text-box>
            <text:p text:style-name="P4"><text:span text:style-name="T1">//Shared Docs/Staff/TMNZ Staff 2016.xls</text:span></text:p>
          </draw:text-box>
        </draw:frame>
        <draw:custom-shape draw:style-name="gr4" draw:text-style-name="P4" xml:id="id1" draw:id="id1" draw:layer="layout" svg:width="7.4cm" svg:height="2cm" svg:x="1.7cm" svg:y="4.8cm">
          <text:p text:style-name="P4">Lookup Induction Details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7.4cm" svg:height="2cm" svg:x="1.7cm" svg:y="8.8cm">
          <text:p text:style-name="P4">Lookup Driver License</text:p>
          <text:p text:style-name="P4">Details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7.4cm" svg:height="2cm" svg:x="1.7cm" svg:y="12.4cm">
          <text:p text:style-name="P4">Lookup CWP Hours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7.4cm" svg:height="2cm" svg:x="1.7cm" svg:y="17.4cm">
          <text:p text:style-name="P4">Lookup NZTA Ticket Held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5.4cm" svg:y1="6.8cm" svg:x2="5.4cm" svg:y2="8.8cm" draw:start-shape="id1" draw:start-glue-point="2" draw:end-shape="id2" draw:end-glue-point="0" svg:d="M5400 6800v2000" svg:viewBox="0 0 1 2001">
          <text:p/>
        </draw:connector>
        <draw:connector draw:style-name="gr5" draw:text-style-name="P4" draw:layer="layout" draw:type="line" svg:x1="5.4cm" svg:y1="10.8cm" svg:x2="5.4cm" svg:y2="12.4cm" draw:start-shape="id2" draw:start-glue-point="2" draw:end-shape="id3" draw:end-glue-point="0" svg:d="M5400 10800v1600" svg:viewBox="0 0 1 1601">
          <text:p/>
        </draw:connector>
        <draw:connector draw:style-name="gr5" draw:text-style-name="P4" draw:layer="layout" draw:type="line" svg:x1="5.4cm" svg:y1="14.4cm" svg:x2="5.4cm" svg:y2="17.4cm" draw:start-shape="id3" draw:start-glue-point="2" draw:end-shape="id4" draw:end-glue-point="0" svg:d="M5400 14400v3000" svg:viewBox="0 0 1 3001">
          <text:p/>
        </draw:connector>
        <draw:custom-shape draw:style-name="gr4" draw:text-style-name="P4" xml:id="id5" draw:id="id5" draw:layer="layout" svg:width="12.2cm" svg:height="2cm" svg:x="14.4cm" svg:y="12.4cm">
          <text:p text:style-name="P4"><text:span text:style-name="T2">2.2.1.1 Lookup Current Work Period Hours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14.4cm" svg:y1="13.4cm" svg:x2="9.1cm" svg:y2="13.4cm" draw:start-shape="id5" draw:start-glue-point="3" draw:end-shape="id3" draw:end-glue-point="1" svg:d="M14400 13400h-5300" svg:viewBox="0 0 5301 1">
          <text:p/>
        </draw:connector>
        <draw:custom-shape draw:style-name="gr2" draw:text-style-name="P3" xml:id="id7" draw:id="id7" draw:layer="layout" svg:width="2.2cm" svg:height="2.8cm" svg:x="11.8cm" svg:y="8.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layer="layout" svg:width="9.456cm" svg:height="0.806cm" svg:x="11.8cm" svg:y="7.394cm">
          <draw:text-box>
            <text:p text:style-name="P4"><text:span text:style-name="T1">//Shared Docs/Staff/TMNZ Staff 2016.xls</text:span></text:p>
          </draw:text-box>
        </draw:frame>
        <draw:custom-shape draw:style-name="gr2" draw:text-style-name="P3" xml:id="id6" draw:id="id6" draw:layer="layout" svg:width="2.2cm" svg:height="2.8cm" svg:x="11.8cm" svg:y="17.00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layer="layout" svg:width="9.456cm" svg:height="0.806cm" svg:x="11.8cm" svg:y="16cm">
          <draw:text-box>
            <text:p text:style-name="P4"><text:span text:style-name="T1">//Shared Docs/Staff/TMNZ Staff 2016.xls</text:span></text:p>
          </draw:text-box>
        </draw:frame>
        <draw:connector draw:style-name="gr5" draw:text-style-name="P4" draw:layer="layout" draw:type="line" svg:x1="11.8cm" svg:y1="18.406cm" svg:x2="9.1cm" svg:y2="18.4cm" draw:start-shape="id6" draw:start-glue-point="5" draw:end-shape="id4" draw:end-glue-point="1" svg:d="M11800 18406l-2700-6" svg:viewBox="0 0 2701 7">
          <text:p/>
        </draw:connector>
        <draw:connector draw:style-name="gr5" draw:text-style-name="P4" draw:layer="layout" draw:type="line" svg:x1="11.8cm" svg:y1="9.8cm" svg:x2="9.1cm" svg:y2="9.8cm" draw:start-shape="id7" draw:start-glue-point="5" draw:end-shape="id2" draw:end-glue-point="1" svg:d="M11800 9800h-2700" svg:viewBox="0 0 2701 1">
          <text:p/>
        </draw:connector>
        <draw:connector draw:style-name="gr5" draw:text-style-name="P4" draw:layer="layout" draw:type="line" svg:x1="11.8cm" svg:y1="5.806cm" svg:x2="9.1cm" svg:y2="5.8cm" draw:start-shape="id8" draw:start-glue-point="5" draw:end-shape="id1" draw:end-glue-point="1" svg:d="M11800 5806l-2700-6" svg:viewBox="0 0 2701 7">
          <text:p/>
        </draw:connecto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draw:frame presentation:style-name="pr1" draw:layer="layout" svg:width="25.199cm" svg:height="3.506cm" svg:x="1.4cm" svg:y="0.4cm" presentation:class="title">
          <draw:text-box>
            <text:p>2.2.1.1 Lookup Current Work Period Hours</text:p>
          </draw:text-box>
        </draw:frame>
        <draw:custom-shape draw:style-name="gr4" draw:text-style-name="P4" xml:id="id12" draw:id="id12" draw:layer="layout" svg:width="7.6cm" svg:height="2cm" svg:x="10.4cm" svg:y="7.2cm">
          <text:p text:style-name="P4">Retrieve Timesheet Book</text:p>
          <draw:enhanced-geometry svg:viewBox="0 0 21600 21600" draw:type="rectangle" draw:enhanced-path="M 0 0 L 21600 0 21600 21600 0 21600 0 0 Z N"/>
        </draw:custom-shape>
        <draw:custom-shape draw:style-name="gr4" draw:text-style-name="P4" xml:id="id10" draw:id="id10" draw:layer="layout" svg:width="8cm" svg:height="2cm" svg:x="16.2cm" svg:y="14.6cm">
          <text:p text:style-name="P4">Consult CWP Hours Talley</text:p>
          <draw:enhanced-geometry svg:viewBox="0 0 21600 21600" draw:type="rectangle" draw:enhanced-path="M 0 0 L 21600 0 21600 21600 0 21600 0 0 Z N"/>
        </draw:custom-shape>
        <draw:custom-shape draw:style-name="gr4" draw:text-style-name="P4" xml:id="id9" draw:id="id9" draw:layer="layout" svg:width="6.8cm" svg:height="4.2cm" svg:x="10.8cm" svg:y="10cm">
          <text:p text:style-name="P4">Current Work Period</text:p>
          <text:p text:style-name="P4">Hours Talley Show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11" draw:id="id11" draw:layer="layout" svg:width="8.6cm" svg:height="2cm" svg:x="2.4cm" svg:y="14.6cm">
          <text:p text:style-name="P4">Calculate CWP Hours Talley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7.6cm" svg:y1="12.1cm" svg:x2="20.2cm" svg:y2="14.6cm" draw:start-shape="id9" draw:start-glue-point="7" draw:end-shape="id10" draw:end-glue-point="0" svg:d="M17600 12100h2600v2500" svg:viewBox="0 0 2601 2501">
          <text:p text:style-name="P4">Yes</text:p>
        </draw:connector>
        <draw:connector draw:style-name="gr6" draw:text-style-name="P4" draw:layer="layout" svg:x1="10.8cm" svg:y1="12.1cm" svg:x2="6.7cm" svg:y2="14.6cm" draw:start-shape="id9" draw:start-glue-point="5" draw:end-shape="id11" draw:end-glue-point="0" svg:d="M10800 12100h-4100v2500" svg:viewBox="0 0 4101 2501">
          <text:p text:style-name="P4">No</text:p>
        </draw:connector>
        <draw:connector draw:style-name="gr5" draw:text-style-name="P4" draw:layer="layout" draw:type="line" svg:x1="14.2cm" svg:y1="9.2cm" svg:x2="14.2cm" svg:y2="10cm" draw:start-shape="id12" draw:start-glue-point="2" draw:end-shape="id9" draw:end-glue-point="4" svg:d="M14200 9200v800" svg:viewBox="0 0 1 801">
          <text:p/>
        </draw:connecto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9">
        <draw:custom-shape draw:style-name="gr4" draw:text-style-name="P5" xml:id="id14" draw:id="id14" draw:layer="layout" svg:width="4.8cm" svg:height="1.6cm" svg:x="21.2cm" svg:y="8.8cm">
          <text:p text:style-name="P5"><text:span text:style-name="T3">3.0 Create TMP</text:span></text:p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4cm" presentation:class="title" presentation:user-transformed="true">
          <draw:text-box>
            <text:p>Raise Job Workflow (1.0)</text:p>
          </draw:text-box>
        </draw:frame>
        <draw:custom-shape draw:style-name="gr4" draw:text-style-name="P4" xml:id="id16" draw:id="id16" draw:layer="layout" svg:width="5.677cm" svg:height="1.8cm" svg:x="7.323cm" svg:y="13.5cm">
          <text:p text:style-name="P4">2.0 Schedule Jobs</text:p>
          <draw:enhanced-geometry svg:viewBox="0 0 21600 21600" draw:type="rectangle" draw:enhanced-path="M 0 0 L 21600 0 21600 21600 0 21600 0 0 Z N"/>
        </draw:custom-shape>
        <draw:custom-shape draw:style-name="gr7" draw:text-style-name="P4" xml:id="id13" draw:id="id13" draw:layer="layout" svg:width="7.6cm" svg:height="4.8cm" svg:x="7.6cm" svg:y="7.2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layer="layout" svg:width="4.469cm" svg:height="0.963cm" svg:x="9.166cm" svg:y="9.16cm">
          <draw:text-box>
            <text:p>TMP needed?</text:p>
          </draw:text-box>
        </draw:frame>
        <draw:connector draw:style-name="gr6" draw:text-style-name="P6" draw:layer="layout" draw:type="line" svg:x1="15.2cm" svg:y1="9.641cm" svg:x2="21.2cm" svg:y2="9.6cm" draw:start-shape="id13" draw:start-glue-point="7" draw:end-shape="id14" draw:end-glue-point="3" svg:d="M15200 9641l6000-41" svg:viewBox="0 0 6001 42">
          <text:p text:style-name="P4">Yes</text:p>
        </draw:connector>
        <draw:connector draw:style-name="gr9" draw:text-style-name="P4" draw:layer="layout" draw:type="line" svg:x1="11.4cm" svg:y1="6cm" svg:x2="11.4cm" svg:y2="7.241cm" draw:start-shape="id15" draw:start-glue-point="8" draw:end-shape="id13" draw:end-glue-point="4" svg:d="M11400 6000v1241" svg:viewBox="0 0 1 1242">
          <text:p/>
        </draw:connector>
        <draw:connector draw:style-name="gr6" draw:text-style-name="P4" draw:layer="layout" draw:line-skew="-1.822cm" svg:x1="7.6cm" svg:y1="9.641cm" svg:x2="7.323cm" svg:y2="14.4cm" draw:start-shape="id13" draw:start-glue-point="5" draw:end-shape="id16" draw:end-glue-point="3" svg:d="M7600 9641h-2601v4759h2324" svg:viewBox="0 0 2602 4760">
          <text:p text:style-name="P4">No</text:p>
        </draw:connector>
        <draw:connector draw:style-name="gr5" draw:text-style-name="P4" draw:layer="layout" svg:x1="23.6cm" svg:y1="10.4cm" svg:x2="13cm" svg:y2="14.4cm" draw:start-shape="id14" draw:start-glue-point="2" draw:end-shape="id16" draw:end-glue-point="1" svg:d="M23600 10400v4000h-10600" svg:viewBox="0 0 10601 4001">
          <text:p/>
        </draw:connector>
        <draw:custom-shape draw:style-name="gr10" draw:text-style-name="P4" xml:id="id15" draw:id="id15" draw:layer="layout" svg:width="1.8cm" svg:height="1.8cm" svg:x="10.5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layer="layout" svg:width="5.891cm" svg:height="0.963cm" svg:x="4.6cm" svg:y="4.637cm">
          <draw:text-box>
            <text:p>Job request arrives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9">
        <draw:custom-shape draw:style-name="gr12" draw:text-style-name="P4" xml:id="id22" draw:id="id22" draw:layer="layout" svg:width="8.053cm" svg:height="1.6cm" svg:x="2.2cm" svg:y="5.6cm">
          <text:p text:style-name="P4">2.1 Gather Job Information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Schedule Jobs Workflow (2.0)</text:p>
          </draw:text-box>
        </draw:frame>
        <draw:custom-shape draw:style-name="gr12" draw:text-style-name="P4" xml:id="id17" draw:id="id17" draw:layer="layout" svg:width="9.57cm" svg:height="1.6cm" svg:x="1.402cm" svg:y="14.002cm">
          <text:p text:style-name="P4">2.2 Assess Resource Availability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type="line" svg:x1="6.187cm" svg:y1="15.602cm" svg:x2="6.172cm" svg:y2="19.512cm" draw:start-shape="id17" draw:start-glue-point="2" draw:end-shape="id18" draw:end-glue-point="0" svg:d="M6187 15602l-15 3910" svg:viewBox="0 0 16 3911">
          <text:p/>
        </draw:connector>
        <draw:frame draw:style-name="gr3" draw:text-style-name="P9" xml:id="id18" draw:id="id18" draw:layer="layout" svg:width="8.909cm" svg:height="0.962cm" svg:x="1.718cm" svg:y="19.512cm">
          <draw:text-box>
            <text:p text:style-name="P8"><text:span text:style-name="T3">Schedule Jobs Workflow (2.3)</text:span></text:p>
          </draw:text-box>
        </draw:frame>
        <draw:custom-shape draw:style-name="gr4" draw:text-style-name="P4" xml:id="id19" draw:id="id19" draw:layer="layout" svg:width="7.6cm" svg:height="2cm" svg:x="13.8cm" svg:y="12cm">
          <text:p text:style-name="P4"><text:span text:style-name="T2">2.2.1 Staff Details Lookup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13.8cm" svg:y1="13cm" svg:x2="10.972cm" svg:y2="14.802cm" draw:start-shape="id19" draw:start-glue-point="3" draw:end-shape="id17" draw:end-glue-point="1" svg:d="M13800 13000h-1414v1802h-1414" svg:viewBox="0 0 2829 1803">
          <text:p/>
        </draw:connector>
        <draw:custom-shape draw:style-name="gr4" draw:text-style-name="P4" xml:id="id20" draw:id="id20" draw:layer="layout" svg:width="8.4cm" svg:height="2cm" svg:x="13.8cm" svg:y="15.1cm">
          <text:p text:style-name="P4"><text:span text:style-name="T2">2.2.2 Gear Availability Check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1" draw:id="id21" draw:layer="layout" svg:width="8.4cm" svg:height="2cm" svg:x="13.8cm" svg:y="18.2cm">
          <text:p text:style-name="P4"><text:span text:style-name="T2">2.2.2 Fleet Availability Check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13.8cm" svg:y1="16.1cm" svg:x2="10.972cm" svg:y2="14.802cm" draw:start-shape="id20" draw:start-glue-point="3" draw:end-shape="id17" draw:end-glue-point="1" svg:d="M13800 16100h-1414v-1298h-1414" svg:viewBox="0 0 2829 1299">
          <text:p/>
        </draw:connector>
        <draw:connector draw:style-name="gr9" draw:text-style-name="P4" draw:layer="layout" svg:x1="13.8cm" svg:y1="19.2cm" svg:x2="10.972cm" svg:y2="14.802cm" draw:start-shape="id21" draw:start-glue-point="3" draw:end-shape="id17" draw:end-glue-point="1" svg:d="M13800 19200h-1414v-4398h-1414" svg:viewBox="0 0 2829 4399">
          <text:p/>
        </draw:connector>
        <draw:custom-shape draw:style-name="gr13" draw:text-style-name="P4" xml:id="id23" draw:id="id23" draw:layer="layout" svg:width="3.4cm" svg:height="2.2cm" svg:x="12.8cm" svg:y="5.3cm">
          <text:p text:style-name="P4">New Clien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24" draw:id="id24" draw:layer="layout" svg:width="7.6cm" svg:height="2cm" svg:x="18.6cm" svg:y="8.2cm">
          <text:p text:style-name="P4"><text:span text:style-name="T2">2.1.1 Create New Client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253cm" svg:y1="6.4cm" svg:x2="12.8cm" svg:y2="6.4cm" draw:start-shape="id22" draw:start-glue-point="1" draw:end-shape="id23" draw:end-glue-point="5" svg:d="M10253 6400h2547" svg:viewBox="0 0 2548 1">
          <text:p/>
        </draw:connector>
        <draw:connector draw:style-name="gr14" draw:text-style-name="P4" draw:layer="layout" svg:x1="16.2cm" svg:y1="6.4cm" svg:x2="22.4cm" svg:y2="8.2cm" draw:start-shape="id23" draw:start-glue-point="7" draw:end-shape="id24" draw:end-glue-point="0" svg:d="M16200 6400h6200v1800" svg:viewBox="0 0 6201 1801">
          <text:p text:style-name="P4">Yes</text:p>
        </draw:connector>
        <draw:connector draw:style-name="gr9" draw:text-style-name="P4" draw:layer="layout" draw:line-skew="-0.801cm" svg:x1="22.4cm" svg:y1="10.2cm" svg:x2="6.187cm" svg:y2="14.002cm" draw:start-shape="id24" draw:start-glue-point="2" draw:end-shape="id17" draw:end-glue-point="0" svg:d="M22400 10200v1200h-16213v2602" svg:viewBox="0 0 16214 3803">
          <text:p/>
        </draw:connector>
        <draw:connector draw:style-name="gr14" draw:text-style-name="P4" draw:layer="layout" draw:line-skew="-1.352cm" svg:x1="14.5cm" svg:y1="7.5cm" svg:x2="6.187cm" svg:y2="14.002cm" draw:start-shape="id23" draw:start-glue-point="6" draw:end-shape="id17" draw:end-glue-point="0" svg:d="M14500 7500v1900h-8313v4602" svg:viewBox="0 0 8314 6503">
          <text:p text:style-name="P4">No</text:p>
        </draw:connecto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9">
        <draw:frame presentation:style-name="pr1" draw:layer="layout" svg:width="25.199cm" svg:height="3.506cm" svg:x="1.4cm" svg:y="0.4cm" presentation:class="title">
          <draw:text-box>
            <text:p>Schedule Jobs Workflow (2.0)</text:p>
          </draw:text-box>
        </draw:frame>
        <draw:frame draw:style-name="gr3" draw:text-style-name="P9" xml:id="id25" draw:id="id25" draw:layer="layout" svg:width="8.909cm" svg:height="0.962cm" svg:x="1.447cm" svg:y="5.038cm">
          <draw:text-box>
            <text:p text:style-name="P8"><text:span text:style-name="T3">Schedule Jobs Workflow (2.2)</text:span></text:p>
          </draw:text-box>
        </draw:frame>
        <draw:custom-shape draw:style-name="gr15" draw:text-style-name="P4" xml:id="id26" draw:id="id26" draw:layer="layout" svg:width="6.8cm" svg:height="1.6cm" svg:x="2.5cm" svg:y="7.002cm">
          <text:p text:style-name="P4">2.3 Assign Crew to Job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5.901cm" svg:y1="6cm" svg:x2="5.9cm" svg:y2="7.002cm" draw:start-shape="id25" draw:start-glue-point="2" draw:end-shape="id26" svg:d="M5901 6000l-1 1002" svg:viewBox="0 0 2 1003">
          <text:p/>
        </draw:connector>
        <draw:custom-shape draw:style-name="gr15" draw:text-style-name="P4" xml:id="id27" draw:id="id27" draw:layer="layout" svg:width="6.8cm" svg:height="1.6cm" svg:x="2.5cm" svg:y="10.002cm">
          <text:p text:style-name="P4">2.4 Assign Fleet to Job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5.9cm" svg:y1="8.602cm" svg:x2="5.9cm" svg:y2="10.002cm" draw:start-shape="id26" draw:start-glue-point="2" draw:end-shape="id27" draw:end-glue-point="0" svg:d="M5900 8602v1400" svg:viewBox="0 0 1 1401">
          <text:p/>
        </draw:connector>
        <draw:custom-shape draw:style-name="gr15" draw:text-style-name="P4" xml:id="id28" draw:id="id28" draw:layer="layout" svg:width="6.8cm" svg:height="1.6cm" svg:x="2.5cm" svg:y="13.002cm">
          <text:p text:style-name="P4">2.5 Produce Job Pack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5.9cm" svg:y1="11.602cm" svg:x2="5.9cm" svg:y2="13.002cm" draw:start-shape="id27" draw:start-glue-point="2" draw:end-shape="id28" draw:end-glue-point="0" svg:d="M5900 11602v1400" svg:viewBox="0 0 1 1401">
          <text:p/>
        </draw:connector>
        <draw:custom-shape draw:style-name="gr15" draw:text-style-name="P4" xml:id="id29" draw:id="id29" draw:layer="layout" svg:width="7.1cm" svg:height="1.6cm" svg:x="2.4cm" svg:y="16.002cm">
          <text:p text:style-name="P4">2.6 Enter on Whiteboard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5.9cm" svg:y1="14.602cm" svg:x2="5.95cm" svg:y2="16.002cm" draw:start-shape="id28" draw:start-glue-point="2" draw:end-shape="id29" draw:end-glue-point="0" svg:d="M5900 14602l50 1400" svg:viewBox="0 0 51 1401">
          <text:p/>
        </draw:connecto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9">
        <draw:frame presentation:style-name="pr1" draw:layer="layout" svg:width="25.199cm" svg:height="3.506cm" svg:x="1.4cm" svg:y="0.4cm" presentation:class="title">
          <draw:text-box>
            <text:p>Produce Job Pack (2.5.0)</text:p>
          </draw:text-box>
        </draw:frame>
        <draw:custom-shape draw:style-name="gr15" draw:text-style-name="P4" xml:id="id32" draw:id="id32" draw:layer="layout" svg:width="9cm" svg:height="1.6cm" svg:x="16.2cm" svg:y="8cm">
          <text:p text:style-name="P4">2.5.1 Update Job Sheet Spread</text:p>
          <draw:enhanced-geometry svg:viewBox="0 0 21600 21600" draw:type="rectangle" draw:enhanced-path="M 0 0 L 21600 0 21600 21600 0 21600 0 0 Z N"/>
        </draw:custom-shape>
        <draw:custom-shape draw:style-name="gr15" draw:text-style-name="P4" xml:id="id31" draw:id="id31" draw:layer="layout" svg:width="9cm" svg:height="1.6cm" svg:x="0.8cm" svg:y="8cm">
          <text:p text:style-name="P4">2.5.2 Create Job Sheet Spread</text:p>
          <draw:enhanced-geometry svg:viewBox="0 0 21600 21600" draw:type="rectangle" draw:enhanced-path="M 0 0 L 21600 0 21600 21600 0 21600 0 0 Z N"/>
        </draw:custom-shape>
        <draw:custom-shape draw:style-name="gr13" draw:text-style-name="P4" xml:id="id30" draw:id="id30" draw:layer="layout" svg:width="4.8cm" svg:height="2.6cm" svg:x="10.4cm" svg:y="4.2cm">
          <text:p text:style-name="P4">Job Sheet* Exist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10" draw:layer="layout" svg:width="6.725cm" svg:height="0.806cm" svg:x="20.475cm" svg:y="19.994cm">
          <draw:text-box>
            <text:p text:style-name="P10"><text:span text:style-name="T1">*Job Sheet = Booking Sheet</text:span></text:p>
          </draw:text-box>
        </draw:frame>
        <draw:connector draw:style-name="gr14" draw:text-style-name="P4" draw:layer="layout" svg:x1="10.4cm" svg:y1="5.5cm" svg:x2="5.3cm" svg:y2="8cm" draw:start-shape="id30" draw:start-glue-point="5" draw:end-shape="id31" draw:end-glue-point="0" svg:d="M10400 5500h-5100v2500" svg:viewBox="0 0 5101 2501">
          <text:p text:style-name="P4">No</text:p>
        </draw:connector>
        <draw:connector draw:style-name="gr14" draw:text-style-name="P4" draw:layer="layout" svg:x1="15.2cm" svg:y1="5.5cm" svg:x2="20.7cm" svg:y2="8cm" draw:start-shape="id30" draw:start-glue-point="7" draw:end-shape="id32" draw:end-glue-point="0" svg:d="M15200 5500h5500v2500" svg:viewBox="0 0 5501 2501">
          <text:p text:style-name="P4">Yes</text:p>
        </draw:connecto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draw:frame presentation:style-name="pr1" draw:layer="layout" svg:width="25.199cm" svg:height="3.506cm" svg:x="1.4cm" svg:y="0.4cm" presentation:class="title">
          <draw:text-box>
            <text:p>Update Job Sheet Spread (2.5.1)</text:p>
          </draw:text-box>
        </draw:frame>
        <draw:frame draw:style-name="gr16" draw:layer="layout" svg:width="0.2cm" svg:height="1.195cm" svg:x="9.4cm" svg:y="14.6cm">
          <draw:text-box>
            <text:p/>
          </draw:text-box>
        </draw:frame>
        <draw:custom-shape draw:style-name="gr13" draw:text-style-name="P4" draw:layer="layout" svg:width="18cm" svg:height="1.6cm" svg:x="1.4cm" svg:y="4.8cm">
          <text:p text:style-name="P4">Lookup Spreadsheet in //Shared_Docs/Forms/Job Sheets</text:p>
          <draw:enhanced-geometry svg:viewBox="0 0 21600 21600" draw:type="rectangle" draw:enhanced-path="M 0 0 L 21600 0 21600 21600 0 21600 0 0 Z N"/>
        </draw:custom-shape>
        <draw:g xml:id="id33" draw:id="id33">
          <draw:frame draw:style-name="gr3" draw:layer="layout" svg:width="7.512cm" svg:height="0.962cm" svg:x="12.888cm" svg:y="8.8cm">
            <draw:text-box>
              <text:p>Job Booked Date &amp; Time</text:p>
            </draw:text-box>
          </draw:frame>
          <draw:frame draw:style-name="gr3" draw:layer="layout" svg:width="6.348cm" svg:height="0.962cm" svg:x="12.888cm" svg:y="10.35cm">
            <draw:text-box>
              <text:p>Client Contact Name</text:p>
            </draw:text-box>
          </draw:frame>
          <draw:frame draw:style-name="gr3" draw:layer="layout" svg:width="6.488cm" svg:height="0.962cm" svg:x="12.888cm" svg:y="11.125cm">
            <draw:text-box>
              <text:p>Client Contact Phone</text:p>
            </draw:text-box>
          </draw:frame>
          <draw:frame draw:style-name="gr3" draw:layer="layout" svg:width="6.7cm" svg:height="0.962cm" svg:x="12.888cm" svg:y="11.9cm">
            <draw:text-box>
              <text:p>Client Foreman Name</text:p>
            </draw:text-box>
          </draw:frame>
          <draw:frame draw:style-name="gr3" draw:layer="layout" svg:width="6.839cm" svg:height="0.962cm" svg:x="12.888cm" svg:y="12.675cm">
            <draw:text-box>
              <text:p>Client Foreman Phone</text:p>
            </draw:text-box>
          </draw:frame>
          <draw:frame draw:style-name="gr3" draw:layer="layout" svg:width="7.089cm" svg:height="0.962cm" svg:x="12.888cm" svg:y="13.45cm">
            <draw:text-box>
              <text:p>Site Location (Address)</text:p>
            </draw:text-box>
          </draw:frame>
          <draw:frame draw:style-name="gr3" draw:layer="layout" svg:width="4.972cm" svg:height="0.962cm" svg:x="12.888cm" svg:y="14.225cm">
            <draw:text-box>
              <text:p>Site Road Level</text:p>
            </draw:text-box>
          </draw:frame>
          <draw:frame draw:style-name="gr3" draw:layer="layout" svg:width="6.285cm" svg:height="0.962cm" svg:x="12.888cm" svg:y="15cm">
            <draw:text-box>
              <text:p>On Site Date &amp; Time</text:p>
            </draw:text-box>
          </draw:frame>
          <draw:frame draw:style-name="gr3" draw:layer="layout" svg:width="3.986cm" svg:height="0.962cm" svg:x="12.888cm" svg:y="9.575cm">
            <draw:text-box>
              <text:p>Client Name</text:p>
            </draw:text-box>
          </draw:frame>
        </draw:g>
        <draw:frame draw:style-name="gr3" xml:id="id34" draw:id="id34" draw:layer="layout" svg:width="7.686cm" svg:height="0.962cm" svg:x="1.6cm" svg:y="9cm">
          <draw:text-box>
            <text:p>Update Job Sheet Details</text:p>
          </draw:text-box>
        </draw:frame>
        <draw:connector draw:style-name="gr9" draw:text-style-name="P4" draw:layer="layout" svg:x1="12.888cm" svg:y1="12.381cm" svg:x2="9.286cm" svg:y2="9.481cm" draw:start-shape="id33" draw:start-glue-point="3" draw:end-shape="id34" draw:end-glue-point="1" svg:d="M12888 12381h-1801v-2900h-1801" svg:viewBox="0 0 3603 2901">
          <text:p/>
        </draw:connecto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9">
        <draw:frame presentation:style-name="pr1" draw:layer="layout" svg:width="25.199cm" svg:height="3.506cm" svg:x="1.4cm" svg:y="0.4cm" presentation:class="title">
          <draw:text-box>
            <text:p>Create Job Sheet Spread (2.5.2)</text:p>
          </draw:text-box>
        </draw:frame>
        <draw:frame draw:style-name="gr16" draw:layer="layout" svg:width="0.2cm" svg:height="1.195cm" svg:x="9.4cm" svg:y="14.6cm">
          <draw:text-box>
            <text:p/>
          </draw:text-box>
        </draw:frame>
        <draw:custom-shape draw:style-name="gr17" draw:text-style-name="P4" draw:layer="Layout" svg:width="18cm" svg:height="1.6cm" svg:x="1.4cm" svg:y="4.8cm">
          <text:p text:style-name="P4">Create New Spreadsheet in //Shared_Docs/Forms/Job Sheets</text:p>
          <draw:enhanced-geometry svg:viewBox="0 0 21600 21600" draw:type="rectangle" draw:enhanced-path="M 0 0 L 21600 0 21600 21600 0 21600 0 0 Z N"/>
        </draw:custom-shape>
        <draw:frame draw:style-name="gr3" draw:layer="layout" svg:width="22.74cm" svg:height="0.962cm" svg:x="1.4cm" svg:y="7.2cm">
          <draw:text-box>
            <text:p>Name &amp; Save Speadsheet “'Job Sheet -' [client name] '-' [client foreman name]”</text:p>
          </draw:text-box>
        </draw:frame>
        <draw:g xml:id="id35" draw:id="id35">
          <draw:frame draw:style-name="gr3" draw:layer="layout" svg:width="7.512cm" svg:height="0.962cm" svg:x="12.888cm" svg:y="8.8cm">
            <draw:text-box>
              <text:p>Job Booked Date &amp; Time</text:p>
            </draw:text-box>
          </draw:frame>
          <draw:frame draw:style-name="gr3" draw:layer="layout" svg:width="6.348cm" svg:height="0.962cm" svg:x="12.888cm" svg:y="10.35cm">
            <draw:text-box>
              <text:p>Client Contact Name</text:p>
            </draw:text-box>
          </draw:frame>
          <draw:frame draw:style-name="gr3" draw:layer="layout" svg:width="6.488cm" svg:height="0.962cm" svg:x="12.888cm" svg:y="11.125cm">
            <draw:text-box>
              <text:p>Client Contact Phone</text:p>
            </draw:text-box>
          </draw:frame>
          <draw:frame draw:style-name="gr3" draw:layer="layout" svg:width="6.7cm" svg:height="0.962cm" svg:x="12.888cm" svg:y="11.9cm">
            <draw:text-box>
              <text:p>Client Foreman Name</text:p>
            </draw:text-box>
          </draw:frame>
          <draw:frame draw:style-name="gr3" draw:layer="layout" svg:width="6.839cm" svg:height="0.962cm" svg:x="12.888cm" svg:y="12.675cm">
            <draw:text-box>
              <text:p>Client Foreman Phone</text:p>
            </draw:text-box>
          </draw:frame>
          <draw:frame draw:style-name="gr3" draw:layer="layout" svg:width="7.089cm" svg:height="0.962cm" svg:x="12.888cm" svg:y="13.45cm">
            <draw:text-box>
              <text:p>Site Location (Address)</text:p>
            </draw:text-box>
          </draw:frame>
          <draw:frame draw:style-name="gr3" draw:layer="layout" svg:width="4.972cm" svg:height="0.962cm" svg:x="12.888cm" svg:y="14.225cm">
            <draw:text-box>
              <text:p>Site Road Level</text:p>
            </draw:text-box>
          </draw:frame>
          <draw:frame draw:style-name="gr3" draw:layer="layout" svg:width="6.285cm" svg:height="0.962cm" svg:x="12.888cm" svg:y="15cm">
            <draw:text-box>
              <text:p>On Site Date &amp; Time</text:p>
            </draw:text-box>
          </draw:frame>
          <draw:frame draw:style-name="gr3" draw:layer="layout" svg:width="3.986cm" svg:height="0.962cm" svg:x="12.888cm" svg:y="9.575cm">
            <draw:text-box>
              <text:p>Client Name</text:p>
            </draw:text-box>
          </draw:frame>
        </draw:g>
        <draw:frame draw:style-name="gr3" xml:id="id36" draw:id="id36" draw:layer="layout" svg:width="7.161cm" svg:height="0.962cm" svg:x="1.6cm" svg:y="9cm">
          <draw:text-box>
            <text:p>Enter Job Sheet Details</text:p>
          </draw:text-box>
        </draw:frame>
        <draw:connector draw:style-name="gr9" draw:text-style-name="P4" draw:layer="layout" svg:x1="12.888cm" svg:y1="12.381cm" svg:x2="8.761cm" svg:y2="9.481cm" draw:start-shape="id35" draw:start-glue-point="3" draw:end-shape="id36" draw:end-glue-point="1" svg:d="M12888 12381h-2063v-2900h-2064" svg:viewBox="0 0 4128 2901">
          <text:p/>
        </draw:connecto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9">
        <draw:frame presentation:style-name="pr6" draw:layer="layout" svg:width="25.199cm" svg:height="3.506cm" svg:x="1.4cm" svg:y="0.4cm" presentation:class="title">
          <draw:text-box>
            <text:p>Job Lifecycle (Timeline)</text:p>
          </draw:text-box>
        </draw:frame>
        <draw:frame draw:style-name="gr3" draw:text-style-name="P3" draw:layer="layout" svg:width="2.352cm" svg:height="1.361cm" svg:x="0.4cm" svg:y="7.7cm">
          <draw:text-box>
            <text:p text:style-name="P4"><text:span text:style-name="T1">Request</text:span></text:p>
            <text:p text:style-name="P4"><text:span text:style-name="T1">Arrives</text:span></text:p>
          </draw:text-box>
        </draw:frame>
        <draw:frame draw:style-name="gr18" draw:text-style-name="P3" xml:id="id41" draw:id="id41" draw:layer="layout" svg:width="2.073cm" svg:height="1.361cm" svg:x="2.827cm" svg:y="9.7cm">
          <draw:text-box>
            <text:p text:style-name="P4"><text:span text:style-name="T1">Work</text:span></text:p>
            <text:p text:style-name="P4"><text:span text:style-name="T1">Diaried</text:span></text:p>
          </draw:text-box>
        </draw:frame>
        <draw:frame draw:style-name="gr3" draw:text-style-name="P3" xml:id="id44" draw:id="id44" draw:layer="layout" svg:width="3.034cm" svg:height="1.916cm" svg:x="8.708cm" svg:y="9.7cm">
          <draw:text-box>
            <text:p text:style-name="P4"><text:span text:style-name="T1">Job </text:span></text:p>
            <text:p text:style-name="P4"><text:span text:style-name="T1">Recorded</text:span></text:p>
            <text:p text:style-name="P4"><text:span text:style-name="T1">Whiteboard</text:span></text:p>
          </draw:text-box>
        </draw:frame>
        <draw:frame draw:style-name="gr3" draw:text-style-name="P3" draw:layer="layout" svg:width="3.059cm" svg:height="1.361cm" svg:x="11.8cm" svg:y="7.7cm">
          <draw:text-box>
            <text:p text:style-name="P4"><text:span text:style-name="T1">Staff Attend</text:span></text:p>
            <text:p text:style-name="P4"><text:span text:style-name="T1">Job</text:span></text:p>
          </draw:text-box>
        </draw:frame>
        <draw:frame draw:style-name="gr3" draw:text-style-name="P3" xml:id="id46" draw:id="id46" draw:layer="layout" svg:width="3.563cm" svg:height="2.471cm" svg:x="14.726cm" svg:y="9.7cm">
          <draw:text-box>
            <text:p text:style-name="P4"><text:span text:style-name="T1">Site</text:span></text:p>
            <text:p text:style-name="P4"><text:span text:style-name="T1">Paperwork</text:span></text:p>
            <text:p text:style-name="P4"><text:span text:style-name="T1">Completed by</text:span></text:p>
            <text:p text:style-name="P4"><text:span text:style-name="T1">STMS</text:span></text:p>
          </draw:text-box>
        </draw:frame>
        <draw:frame draw:style-name="gr3" draw:text-style-name="P3" draw:layer="layout" svg:width="4.278cm" svg:height="2.471cm" svg:x="17.865cm" svg:y="7.7cm">
          <draw:text-box>
            <text:p text:style-name="P4"><text:span text:style-name="T1">STMS makes</text:span></text:p>
            <text:p text:style-name="P4"><text:span text:style-name="T1">scheduled phone</text:span></text:p>
            <text:p text:style-name="P4"><text:span text:style-name="T1">reports to</text:span></text:p>
            <text:p text:style-name="P4"><text:span text:style-name="T1">office</text:span></text:p>
          </draw:text-box>
        </draw:frame>
        <draw:custom-shape draw:style-name="gr19" draw:text-style-name="P3" xml:id="id37" draw:id="id37" draw:layer="layout" svg:width="1cm" svg:height="1cm" svg:x="0.87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xml:id="id42" draw:id="id42" draw:layer="layout" svg:width="1cm" svg:height="1cm" svg:x="3.36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xml:id="id43" draw:id="id43" draw:layer="layout" svg:width="1cm" svg:height="1cm" svg:x="9.725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cm" svg:height="1cm" svg:x="12.829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xml:id="id45" draw:id="id45" draw:layer="layout" svg:width="1cm" svg:height="1cm" svg:x="16.007cm" svg:y="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cm" svg:height="1cm" svg:x="19.4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xml:id="id38" draw:id="id38" draw:layer="layout" svg:width="1cm" svg:height="1cm" svg:x="25.834cm" svg:y="6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898cm" svg:height="1.361cm" svg:x="25cm" svg:y="7.7cm">
          <draw:text-box>
            <text:p text:style-name="P4"><text:span text:style-name="T1">Job </text:span></text:p>
            <text:p text:style-name="P4"><text:span text:style-name="T1">Completed</text:span></text:p>
          </draw:text-box>
        </draw:frame>
        <draw:connector draw:style-name="gr20" draw:text-style-name="P3" draw:layer="layout" draw:type="line" svg:x1="1.876cm" svg:y1="7.1cm" svg:x2="25.834cm" svg:y2="7.105cm" draw:start-shape="id37" draw:start-glue-point="10" draw:end-shape="id38" draw:end-glue-point="6" svg:d="M1876 7100l23958 5" svg:viewBox="0 0 23959 6">
          <text:p/>
        </draw:connector>
        <draw:frame draw:style-name="gr3" draw:text-style-name="P3" xml:id="id40" draw:id="id40" draw:layer="layout" svg:width="3.893cm" svg:height="1.361cm" svg:x="21.64cm" svg:y="14cm">
          <draw:text-box>
            <text:p text:style-name="P4"><text:span text:style-name="T1">Return visit </text:span></text:p>
            <text:p text:style-name="P4"><text:span text:style-name="T1">To site required</text:span></text:p>
          </draw:text-box>
        </draw:frame>
        <draw:connector draw:style-name="gr21" draw:text-style-name="P3" draw:layer="layout" draw:type="line" svg:x1="23.479cm" svg:y1="11.616cm" svg:x2="23.586cm" svg:y2="14cm" draw:start-shape="id39" draw:start-glue-point="2" draw:end-shape="id40" draw:end-glue-point="0" svg:d="M23479 11616l107 2384" svg:viewBox="0 0 108 2385">
          <text:p/>
        </draw:connector>
        <draw:connector draw:style-name="gr21" draw:text-style-name="P3" draw:layer="layout" draw:line-skew="0.239cm" svg:x1="23.586cm" svg:y1="15.361cm" svg:x2="3.863cm" svg:y2="11.061cm" draw:start-shape="id40" draw:start-glue-point="2" draw:end-shape="id41" draw:end-glue-point="2" svg:d="M23586 15361v739h-19723v-5039" svg:viewBox="0 0 19724 5040">
          <text:p/>
        </draw:connector>
        <draw:custom-shape draw:style-name="gr19" draw:text-style-name="P3" draw:layer="layout" svg:width="1cm" svg:height="1cm" svg:x="6.364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draw:layer="layout" svg:width="2.547cm" svg:height="1.361cm" svg:x="5.8cm" svg:y="7.7cm">
          <draw:text-box>
            <text:p text:style-name="P11"><text:span text:style-name="T1">Job Pack</text:span></text:p>
            <text:p text:style-name="P11"><text:span text:style-name="T1">Created</text:span></text:p>
          </draw:text-box>
        </draw:frame>
        <draw:custom-shape draw:style-name="gr19" draw:text-style-name="P3" xml:id="id47" draw:id="id47" draw:layer="layout" svg:width="1cm" svg:height="1cm" svg:x="22.979cm" svg:y="6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xml:id="id39" draw:id="id39" draw:layer="layout" svg:width="3.558cm" svg:height="1.916cm" svg:x="21.7cm" svg:y="9.7cm">
          <draw:text-box>
            <text:p text:style-name="P11"><text:span text:style-name="T1">STMS returns</text:span></text:p>
            <text:p text:style-name="P11"><text:span text:style-name="T1">Paperwork</text:span></text:p>
            <text:p text:style-name="P11"><text:span text:style-name="T1">To office</text:span></text:p>
          </draw:text-box>
        </draw:frame>
        <draw:connector draw:style-name="gr22" draw:text-style-name="P7" draw:layer="layout" svg:x1="3.863cm" svg:y1="7.6cm" svg:x2="3.863cm" svg:y2="9.7cm" draw:start-shape="id42" draw:start-glue-point="8" draw:end-shape="id41" draw:end-glue-point="0" svg:d="M3863 7600v2100" svg:viewBox="0 0 1 2101">
          <text:p/>
        </draw:connector>
        <draw:connector draw:style-name="gr22" draw:text-style-name="P7" draw:layer="layout" svg:x1="10.225cm" svg:y1="7.601cm" svg:x2="10.225cm" svg:y2="9.7cm" draw:start-shape="id43" draw:start-glue-point="8" draw:end-shape="id44" draw:end-glue-point="0" svg:d="M10225 7601v2099" svg:viewBox="0 0 1 2100">
          <text:p/>
        </draw:connector>
        <draw:connector draw:style-name="gr22" draw:text-style-name="P7" draw:layer="layout" svg:x1="16.507cm" svg:y1="7.603cm" svg:x2="16.507cm" svg:y2="9.7cm" draw:start-shape="id45" draw:start-glue-point="8" draw:end-shape="id46" draw:end-glue-point="0" svg:d="M16507 7603v2097" svg:viewBox="0 0 1 2098">
          <text:p/>
        </draw:connector>
        <draw:connector draw:style-name="gr22" draw:text-style-name="P7" draw:layer="layout" svg:x1="23.479cm" svg:y1="7.605cm" svg:x2="23.479cm" svg:y2="9.7cm" draw:start-shape="id47" draw:start-glue-point="8" draw:end-shape="id39" draw:end-glue-point="0" svg:d="M23479 7605v2095" svg:viewBox="0 0 1 2096">
          <text:p/>
        </draw:connector>
        <draw:custom-shape draw:style-name="gr23" draw:text-style-name="P7" draw:layer="layout" svg:width="3cm" svg:height="2.202cm" svg:x="1.4cm" svg:y="3.89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3" draw:text-style-name="P7" draw:layer="layout" svg:width="3cm" svg:height="2.202cm" svg:x="11.701cm" svg:y="3.89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3" draw:text-style-name="P7" draw:layer="layout" svg:width="3cm" svg:height="2.202cm" svg:x="23.703cm" svg:y="3.89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9">
        <draw:frame presentation:style-name="pr1" draw:layer="layout" svg:width="25.199cm" svg:height="3.506cm" svg:x="1.4cm" svg:y="0.4cm" presentation:class="title">
          <draw:text-box>
            <text:list text:style-name="L1">
              <text:list-header>
                <text:p>Track Support Requests Workflow(3.1)</text:p>
              </text:list-header>
            </text:list>
          </draw:text-box>
        </draw:frame>
        <draw:custom-shape draw:style-name="gr24" draw:text-style-name="P4" xml:id="id48" draw:id="id48" draw:layer="layout" svg:width="1.4cm" svg:height="1.4cm" svg:x="10.7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7.682cm" svg:height="0.962cm" svg:x="3.118cm" svg:y="5.438cm">
          <draw:text-box>
            <text:p>Enquiry/Update Recieved</text:p>
          </draw:text-box>
        </draw:frame>
        <draw:custom-shape draw:style-name="gr4" draw:text-style-name="P4" xml:id="id50" draw:id="id50" draw:layer="layout" svg:width="6.6cm" svg:height="3.2cm" svg:x="8.1cm" svg:y="12.6cm">
          <text:p text:style-name="P4"><text:span text:style-name="T2">Is SR being finalis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draw:type="line" svg:x1="11.4cm" svg:y1="6.6cm" svg:x2="11.4cm" svg:y2="8.8cm" draw:start-shape="id48" draw:start-glue-point="8" draw:end-shape="id49" draw:end-glue-point="0" svg:d="M11400 6600v2200" svg:viewBox="0 0 1 2201">
          <text:p/>
        </draw:connector>
        <draw:custom-shape draw:style-name="gr4" draw:text-style-name="P4" xml:id="id49" draw:id="id49" draw:layer="layout" svg:width="6.4cm" svg:height="1.8cm" svg:x="8.2cm" svg:y="8.8cm">
          <text:p text:style-name="P4"><text:span text:style-name="T2">Establish SR Class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1.4cm" svg:y1="10.6cm" svg:x2="11.4cm" svg:y2="12.6cm" draw:start-shape="id49" draw:start-glue-point="2" draw:end-shape="id50" draw:end-glue-point="4" svg:d="M11400 10600v2000" svg:viewBox="0 0 1 2001">
          <text:p/>
        </draw:connector>
        <draw:custom-shape draw:style-name="gr25" draw:text-style-name="P4" xml:id="id51" draw:id="id51" draw:layer="layout" svg:width="1.4cm" svg:height="1.4cm" svg:x="4.6cm" svg:y="17.2cm">
          <text:p text:style-name="P4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4" draw:layer="layout" svg:x1="8.1cm" svg:y1="14.2cm" svg:x2="5.3cm" svg:y2="17.2cm" draw:start-shape="id50" draw:start-glue-point="5" draw:end-shape="id51" draw:end-glue-point="4" svg:d="M8100 14200h-2800v3000" svg:viewBox="0 0 2801 3001">
          <text:p text:style-name="P4">Yes</text:p>
        </draw:connector>
        <draw:custom-shape draw:style-name="gr4" draw:text-style-name="P4" xml:id="id52" draw:id="id52" draw:layer="layout" svg:width="6.6cm" svg:height="3.2cm" svg:x="17.2cm" svg:y="15.2cm">
          <text:p text:style-name="P4"><text:span text:style-name="T2">New SR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4" draw:layer="layout" svg:x1="14.7cm" svg:y1="14.2cm" svg:x2="20.5cm" svg:y2="15.2cm" draw:start-shape="id50" draw:start-glue-point="7" draw:end-shape="id52" draw:end-glue-point="4" svg:d="M14700 14200h5800v1000" svg:viewBox="0 0 5801 1001">
          <text:p text:style-name="P4">No</text:p>
        </draw:connector>
        <draw:frame draw:style-name="gr3" xml:id="id53" draw:id="id53" draw:layer="layout" svg:width="4.414cm" svg:height="0.962cm" svg:x="13.8cm" svg:y="19.4cm">
          <draw:text-box>
            <text:p>New SR 3.1.1</text:p>
          </draw:text-box>
        </draw:frame>
        <draw:frame draw:style-name="gr3" xml:id="id54" draw:id="id54" draw:layer="layout" svg:width="5.188cm" svg:height="0.962cm" svg:x="22.2cm" svg:y="19.438cm">
          <draw:text-box>
            <text:p>Update SR 3.1.2</text:p>
          </draw:text-box>
        </draw:frame>
        <draw:connector draw:style-name="gr14" draw:text-style-name="P4" draw:layer="layout" svg:x1="17.2cm" svg:y1="16.8cm" svg:x2="16.007cm" svg:y2="19.4cm" draw:start-shape="id52" draw:start-glue-point="5" draw:end-shape="id53" draw:end-glue-point="0" svg:d="M17200 16800h-1193v2600" svg:viewBox="0 0 1194 2601">
          <text:p text:style-name="P4">Yes</text:p>
        </draw:connector>
        <draw:connector draw:style-name="gr14" draw:text-style-name="P4" draw:layer="layout" svg:x1="23.8cm" svg:y1="16.8cm" svg:x2="24.794cm" svg:y2="19.438cm" draw:start-shape="id52" draw:start-glue-point="7" draw:end-shape="id54" svg:d="M23800 16800h994v2638" svg:viewBox="0 0 995 2639">
          <text:p text:style-name="P4">No</text:p>
        </draw:connector>
        <draw:frame draw:style-name="gr3" draw:text-style-name="P10" draw:layer="layout" svg:width="9.591cm" svg:height="4.136cm" svg:x="16.61cm" svg:y="5cm">
          <draw:text-box>
            <text:p><text:span text:style-name="T1">TMP Request/Update/Approval</text:span></text:p>
            <text:p><text:span text:style-name="T1">Quote Request/Acceptance</text:span></text:p>
            <text:p><text:span text:style-name="T1">Fleet Repair</text:span></text:p>
            <text:p><text:span text:style-name="T1">Purchase Init/Completion</text:span></text:p>
            <text:p><text:span text:style-name="T1">Staff Member Detail Add/Update</text:span></text:p>
            <text:p><text:span text:style-name="T1">Job Request/Completion</text:span></text:p>
            <text:p><text:span text:style-name="T1">Communication Thread Init/Update/Clos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9">
        <draw:frame presentation:style-name="pr1" draw:layer="layout" svg:width="25.199cm" svg:height="3.506cm" svg:x="1.4cm" svg:y="0.4cm" presentation:class="title">
          <draw:text-box>
            <text:list text:style-name="L1">
              <text:list-header>
                <text:p>Track Support Requests Workflow – New Support Request (3.1.1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9">
        <draw:frame presentation:style-name="pr1" draw:layer="layout" svg:width="25.199cm" svg:height="3.506cm" svg:x="1.4cm" svg:y="0.4cm" presentation:class="title" presentation:user-transformed="true">
          <draw:text-box>
            <text:list text:style-name="L1">
              <text:list-header>
                <text:p>Track Support Requests Workflow <text:s/>- Update Support Request (3.1.2)</text:p>
              </text:list-header>
            </text:list>
          </draw:text-box>
        </draw:frame>
        <draw:frame draw:style-name="gr3" draw:text-style-name="P10" draw:layer="layout" svg:width="9.591cm" svg:height="4.136cm" svg:x="16.609cm" svg:y="5cm">
          <draw:text-box>
            <text:p><text:span text:style-name="T1">TMP Request/Update/Approval</text:span></text:p>
            <text:p><text:span text:style-name="T1">Quote Request/Acceptance</text:span></text:p>
            <text:p><text:span text:style-name="T1">Fleet Repair</text:span></text:p>
            <text:p><text:span text:style-name="T1">Purchase Init/Completion</text:span></text:p>
            <text:p><text:span text:style-name="T1">Staff Member Detail Add/Update</text:span></text:p>
            <text:p><text:span text:style-name="T1">Job Request/Completion</text:span></text:p>
            <text:p><text:span text:style-name="T1">Communication Thread Init/Update/Close</text:span></text:p>
          </draw:text-box>
        </draw:frame>
        <draw:frame draw:style-name="gr3" xml:id="id58" draw:id="id58" draw:layer="layout" svg:width="1.383cm" svg:height="0.962cm" svg:x="5.817cm" svg:y="5.038cm">
          <draw:text-box>
            <text:p>3.1</text:p>
          </draw:text-box>
        </draw:frame>
        <draw:custom-shape draw:style-name="gr4" draw:text-style-name="P4" xml:id="id56" draw:id="id56" draw:layer="layout" svg:width="8.2cm" svg:height="2cm" svg:x="2.4cm" svg:y="11.2cm">
          <text:p text:style-name="P4"><text:span text:style-name="T2">Check if SR owned already</text:span></text:p>
          <draw:enhanced-geometry svg:viewBox="0 0 21600 21600" draw:type="rectangle" draw:enhanced-path="M 0 0 L 21600 0 21600 21600 0 21600 0 0 Z N"/>
        </draw:custom-shape>
        <draw:custom-shape draw:style-name="gr26" draw:text-style-name="P3" xml:id="id55" draw:id="id55" draw:layer="layout" svg:width="3.4cm" svg:height="1.6cm" svg:x="15.2cm" svg:y="10.4cm">
          <text:p text:style-name="P4"><text:span text:style-name="T4">Ask other sta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xml:id="id57" draw:id="id57" draw:layer="layout" svg:width="3.4cm" svg:height="1.6cm" svg:x="15.2cm" svg:y="12.4cm">
          <text:p text:style-name="P4"><text:span text:style-name="T4">Check ema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59" draw:id="id59" draw:layer="layout" svg:width="6.6cm" svg:height="2cm" svg:x="3.2cm" svg:y="7.2cm">
          <text:p text:style-name="P4"><text:span text:style-name="T2">Determine SR Class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15.2cm" svg:y1="11.2cm" svg:x2="10.6cm" svg:y2="12.2cm" draw:start-shape="id55" draw:start-glue-point="3" draw:end-shape="id56" draw:end-glue-point="1" svg:d="M15200 11200h-2200v1000h-2400" svg:viewBox="0 0 4601 1001">
          <text:p/>
        </draw:connector>
        <draw:connector draw:style-name="gr9" draw:text-style-name="P4" draw:layer="layout" svg:x1="15.2cm" svg:y1="13.2cm" svg:x2="10.6cm" svg:y2="12.2cm" draw:start-shape="id57" draw:start-glue-point="3" draw:end-shape="id56" draw:end-glue-point="1" svg:d="M15200 13200h-2200v-1000h-2400" svg:viewBox="0 0 4601 1001">
          <text:p/>
        </draw:connector>
        <draw:connector draw:style-name="gr9" draw:text-style-name="P4" draw:layer="layout" svg:x1="6.508cm" svg:y1="6cm" svg:x2="6.5cm" svg:y2="7.2cm" draw:start-shape="id58" draw:start-glue-point="2" draw:end-shape="id59" draw:end-glue-point="0" svg:d="M6508 6000v600h-8v600" svg:viewBox="0 0 9 1201">
          <text:p/>
        </draw:connector>
        <draw:custom-shape draw:style-name="gr4" draw:text-style-name="P4" xml:id="id60" draw:id="id60" draw:layer="layout" svg:width="6.2cm" svg:height="3.2cm" svg:x="3.4cm" svg:y="15.4cm">
          <text:p text:style-name="P4"><text:span text:style-name="T2">SR already own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draw:type="line" svg:x1="6.5cm" svg:y1="9.2cm" svg:x2="6.5cm" svg:y2="11.2cm" draw:start-shape="id59" draw:start-glue-point="2" draw:end-shape="id56" draw:end-glue-point="0" svg:d="M6500 9200v2000" svg:viewBox="0 0 1 2001">
          <text:p/>
        </draw:connector>
        <draw:connector draw:style-name="gr9" draw:text-style-name="P4" draw:layer="layout" draw:type="line" svg:x1="6.5cm" svg:y1="13.2cm" svg:x2="6.5cm" svg:y2="15.4cm" draw:start-shape="id56" draw:start-glue-point="2" draw:end-shape="id60" draw:end-glue-point="4" svg:d="M6500 13200v2200" svg:viewBox="0 0 1 2201">
          <text:p/>
        </draw:connector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9">
        <draw:frame presentation:style-name="pr1" draw:layer="layout" svg:width="25.199cm" svg:height="3.506cm" svg:x="1.4cm" svg:y="0.4cm" presentation:class="title">
          <draw:text-box>
            <text:p>Business Object Types</text:p>
          </draw:text-box>
        </draw:frame>
        <draw:custom-shape draw:style-name="gr27" draw:text-style-name="P4" draw:layer="layout" svg:width="4.8cm" svg:height="4.4cm" svg:x="5.8cm" svg:y="6cm">
          <text:p text:style-name="P4">TM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4.8cm" svg:height="4.4cm" svg:x="10.8cm" svg:y="3.8cm">
          <text:p text:style-name="P4">Quo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" draw:layer="layout" svg:width="4.8cm" svg:height="4.4cm" svg:x="15.8cm" svg:y="6cm">
          <text:p text:style-name="P4">Fle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4.8cm" svg:height="4.4cm" svg:x="3.8cm" svg:y="10.6cm">
          <text:p text:style-name="P4">Staff Memb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draw:layer="layout" svg:width="4.8cm" svg:height="4.4cm" svg:x="7.8cm" svg:y="14.6cm">
          <text:p text:style-name="P4">Purcha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draw:layer="layout" svg:width="4.8cm" svg:height="4.4cm" svg:x="13.4cm" svg:y="14.4cm">
          <text:p text:style-name="P4">J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" draw:layer="layout" svg:width="4.8cm" svg:height="4.4cm" svg:x="17.6cm" svg:y="10.6cm">
          <text:p text:style-name="P4">Commun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0">
        <draw:frame presentation:style-name="pr6" draw:layer="layout" svg:width="25.199cm" svg:height="3.506cm" svg:x="1.4cm" svg:y="0.4cm" presentation:class="title">
          <draw:text-box>
            <text:p>Opportunities List</text:p>
          </draw:text-box>
        </draw:frame>
        <draw:frame presentation:style-name="pr7" draw:text-style-name="P12" draw:layer="layout" svg:width="25.199cm" svg:height="15.453cm" svg:x="1.4cm" svg:y="3.574cm" presentation:class="subtitle" presentation:user-transformed="true">
          <draw:text-box>
            <text:list text:style-name="L4">
              <text:list-item>
                <text:p text:style-name="P12">Review and optimise contents of '//Shared_Docs' folder</text:p>
              </text:list-item>
            </text:list>
            <text:list text:style-name="L5">
              <text:list-item>
                <text:p text:style-name="P13">Folder Structure</text:p>
              </text:list-item>
            </text:list>
            <text:list text:style-name="L6">
              <text:list-item>
                <text:p text:style-name="P13">File Duplication</text:p>
              </text:list-item>
              <text:list-item>
                <text:p text:style-name="P13">Redundant Files</text:p>
              </text:list-item>
            </text:list>
            <text:list text:style-name="L4">
              <text:list-item>
                <text:p text:style-name="P12">Seperate Client Details from Job Details in Booking Forms (seperate objects – remove risk of client data contimination).</text:p>
              </text:list-item>
              <text:list-item>
                <text:p text:style-name="P12">Create data-entry form for booking sheets – faster DE, default entries for some fields(e.g., Date &amp; Time Booked).</text:p>
              </text:list-item>
              <text:list-item>
                <text:p text:style-name="P12">Optimise TMP Tracker</text:p>
              </text:list-item>
            </text:list>
            <text:list text:style-name="L7">
              <text:list-item>
                <text:p text:style-name="P13">Seperate client object, sales object, location object, closure object, TMNZ staff object, fleet object, service request object.</text:p>
              </text:list-item>
              <text:list-item>
                <text:p text:style-name="P13">Clean existing data</text:p>
              </text:list-item>
              <text:list-item>
                <text:p text:style-name="P13">Migrate 'Client Data', 'Sales Data', 'TMP Data' 'SR Data', 'Fleet Data' to DB</text:p>
              </text:list-item>
            </text:list>
            <text:list text:style-name="L8">
              <text:list-item>
                <text:p text:style-name="P13">Introduce data validation rules (e.g., client already exists, list of closure types..)</text:p>
              </text:list-item>
              <text:list-item>
                <text:p text:style-name="P13">Auto complete fields (e.g., location lookup, new TMP#..)</text:p>
              </text:list-item>
              <text:list-item>
                <text:p text:style-name="P13">BI – e.g., can report (save as repeated or run ad-hoc)</text:p>
              </text:list-item>
              <text:list-item>
                <text:p text:style-name="P13">Remove duplication (e.g., TMNZ staff name, date TMP designed/started..)</text:p>
              </text:list-item>
              <text:list-item>
                <text:p text:style-name="P13">Optimise data – what properties needed for each object (e.g., Staff Member Name, TMP#, Closure Type, Location Address..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layer="layout" svg:width="25.199cm" svg:height="3.506cm" svg:x="1.4cm" svg:y="0.4cm" presentation:class="title">
          <draw:text-box>
            <text:p>Opportunities List (contd)</text:p>
          </draw:text-box>
        </draw:frame>
        <draw:frame presentation:style-name="pr8" draw:text-style-name="P16" draw:layer="layout" svg:width="25.199cm" svg:height="13.8cm" svg:x="1.4cm" svg:y="4.4cm" presentation:class="outline" presentation:user-transformed="true">
          <draw:text-box>
            <text:list text:style-name="L9">
              <text:list-item>
                <text:list>
                  <text:list-item>
                    <text:p text:style-name="P14"><text:span text:style-name="T3">Introduce Database Use Benefit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5"><text:span text:style-name="T3">One file vs several for booking sheets.</text:span></text:p>
                      </text:list-item>
                      <text:list-item>
                        <text:p text:style-name="P15"><text:span text:style-name="T3">Introduce backup (one database file backed up to [whatever]</text:span></text:p>
                      </text:list-item>
                      <text:list-item>
                        <text:p text:style-name="P15"><text:span text:style-name="T3">Data Validation at point of capture (no duplication, correct spelling, remove typos, correct date/time formatting)</text:span></text:p>
                      </text:list-item>
                      <text:list-item>
                        <text:p text:style-name="P15"><text:span text:style-name="T3">Introduce/Streamline Business Intelligence(BI) to reveal (for example)..</text:span></text:p>
                        <text:list>
                          <text:list-item>
                            <text:p text:style-name="P15"><text:span text:style-name="T3">How much income have our customers brought us in last quarter?</text:span></text:p>
                          </text:list-item>
                          <text:list-item>
                            <text:p text:style-name="P15"><text:span text:style-name="T3">Which are our top 10 income generating customers?</text:span></text:p>
                          </text:list-item>
                          <text:list-item>
                            <text:p text:style-name="P15"><text:span text:style-name="T3">Which jobs in the last quarter generated the most servuce requests?</text:span></text:p>
                          </text:list-item>
                          <text:list-item>
                            <text:p text:style-name="P15"><text:span text:style-name="T3">How many of our staff hold STMS tickets?/Class 1 DLs?/Class 2 Dls?</text:span></text:p>
                          </text:list-item>
                          <text:list-item>
                            <text:p text:style-name="P15"><text:span text:style-name="T3">Which of our fleet are due for servicing in the next quarter?</text:span></text:p>
                          </text:list-item>
                          <text:list-item>
                            <text:p text:style-name="P15"><text:span text:style-name="T3">What are the costs of repairs on our fleet by Fleet# for the last YTD?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4cm" presentation:class="title">
          <draw:text-box>
            <text:p>Business Added Value</text:p>
          </draw:text-box>
        </draw:frame>
        <draw:frame presentation:style-name="pr4" draw:text-style-name="P16" draw:layer="layout" svg:width="25.199cm" svg:height="13.8cm" svg:x="1.4cm" svg:y="4.4cm" presentation:class="outline" presentation:user-transformed="true">
          <draw:text-box>
            <text:list text:style-name="L2">
              <text:list-item>
                <text:p>Backup //Shared_Docs folder</text:p>
              </text:list-item>
              <text:list-item>
                <text:p>Produce map of //Shared_Docs folder structure</text:p>
              </text:list-item>
              <text:list-item>
                <text:p>Analyse //Shared_Docs folder structure to produce new Business Data Map</text:p>
                <text:list>
                  <text:list-item>
                    <text:p>Client Data</text:p>
                  </text:list-item>
                  <text:list-item>
                    <text:p>Fleet Data</text:p>
                  </text:list-item>
                  <text:list-item>
                    <text:p>TMP Data</text:p>
                  </text:list-item>
                  <text:list-item>
                    <text:p>Sales Data</text:p>
                  </text:list-item>
                  <text:list-item>
                    <text:p>Service Request Data (Continued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4cm" presentation:class="title">
          <draw:text-box>
            <text:p>Business Added Value (contd)</text:p>
          </draw:text-box>
        </draw:frame>
        <draw:frame presentation:style-name="pr4" draw:text-style-name="P16" draw:layer="layout" svg:width="25.199cm" svg:height="13.8cm" svg:x="1.4cm" svg:y="4.4cm" presentation:class="outline" presentation:user-transformed="true">
          <draw:text-box>
            <text:list text:style-name="L2">
              <text:list-item>
                <text:p>Analyse //Shared_Docs folder structure to produce new Business Data Map (contd)</text:p>
                <text:list>
                  <text:list-item>
                    <text:p>Gear Data</text:p>
                  </text:list-item>
                  <text:list-item>
                    <text:p>Staff Data</text:p>
                  </text:list-item>
                </text:list>
              </text:list-item>
              <text:list-item>
                <text:p>Migrate //Shared_Docs data to new structure.</text:p>
              </text:list-item>
              <text:list-item>
                <text:p>Plan/Design Database structure to support data.</text:p>
              </text:list-item>
              <text:list-item>
                <text:p>Create test data in new database - use subset of existing data.</text:p>
              </text:list-item>
              <text:list-item>
                <text:p>Design test reports from databas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4cm" presentation:class="title">
          <draw:text-box>
            <text:p>BI Restructure/Optimisation Costs</text:p>
          </draw:text-box>
        </draw:frame>
        <draw:frame draw:style-name="standard" draw:layer="layout" svg:width="25.198cm" svg:height="1.889cm" svg:x="1.406cm" svg:y="4.438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Item</text:p>
              </table:table-cell>
              <table:table-cell>
                <text:p>Cost</text:p>
              </table:table-cell>
            </table:table-row>
            <table:table-row table:style-name="ro1" table:default-cell-style-name="ce1">
              <table:table-cell>
                <text:p>Database</text:p>
              </table:table-cell>
              <table:table-cell>
                <text:p>Nil (mySql)</text:p>
              </table:table-cell>
            </table:table-row>
            <table:table-row table:style-name="ro2" table:default-cell-style-name="ce1">
              <table:table-cell>
                <text:p>Analyst Time</text:p>
              </table:table-cell>
              <table:table-cell>
                <text:p>$50k/yr pro-rata</text:p>
                <text:p>- Business Process Mapping</text:p>
                <text:p>- Data Backup &amp; Migration Planning</text:p>
                <text:p>- Database Design, Documentation, Implementation &amp; Testing</text:p>
                <text:p>- Training Plan Design &amp; Documentation</text:p>
              </table:table-cell>
            </table:table-row>
            <table:table-row table:style-name="ro3" table:default-cell-style-name="ce1">
              <table:table-cell>
                <text:p>Backup Solution (PC)</text:p>
              </table:table-cell>
              <table:table-cell>
                <text:p>Dependent on option</text:p>
                <text:p>- external drive ($200-$500)</text:p>
                <text:p>- cloud (??)</text:p>
                <text:p>- external service provider (??)</text:p>
              </table:table-cell>
            </table:table-row>
            <table:table-row table:style-name="ro1" table:default-cell-style-name="ce1">
              <table:table-cell>
                <text:p>Software</text:p>
              </table:table-cell>
              <table:table-cell>
                <text:p>Nil (use existing MS Office Suite)</text:p>
              </table:table-cell>
            </table:table-row>
            <table:table-row table:style-name="ro4" table:default-cell-style-name="ce1">
              <table:table-cell>
                <text:p>Staff Training </text:p>
              </table:table-cell>
              <table:table-cell>
                <text:p>Staff Salary/Wage (duration depends on Training Plan, Provider &amp; Venue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4cm" presentation:class="title">
          <draw:text-box>
            <text:p>BI Restructure/Optimisation ROI</text:p>
          </draw:text-box>
        </draw:frame>
        <draw:frame draw:style-name="standard" draw:layer="layout" svg:width="25.198cm" svg:height="16.165cm" svg:x="1.406cm" svg:y="4.438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Item</text:p>
              </table:table-cell>
              <table:table-cell>
                <text:p>ROI</text:p>
              </table:table-cell>
            </table:table-row>
            <table:table-row table:style-name="ro5" table:default-cell-style-name="ce1">
              <table:table-cell>
                <text:p>Data Storage - reduced cost</text:p>
                <text:p>Data Backup - reduced cost</text:p>
              </table:table-cell>
              <table:table-cell>
                <text:p>- Backup costs reduction: 1 x file to backup (faster backups, db data optimised by default so smaller files)</text:p>
                <text:p>- Faster capture of business data (eg, clients, service requests, job details)</text:p>
                <text:p>- standardised reporting format</text:p>
                <text:p>- quicker reporting (library of standard reports)</text:p>
                <text:p>- data in one place – not in several files spread across several folders</text:p>
              </table:table-cell>
            </table:table-row>
            <table:table-row table:style-name="ro6" table:default-cell-style-name="ce1">
              <table:table-cell>
                <text:p>Remove information duplication/errors</text:p>
              </table:table-cell>
              <table:table-cell>
                <text:p>- db data validation rules control what data can be entered</text:p>
                <text:p>- db design ensures correct data is stored in correct place (eg, feet data in fleet tables)</text:p>
              </table:table-cell>
            </table:table-row>
            <table:table-row table:style-name="ro6" table:default-cell-style-name="ce1">
              <table:table-cell>
                <text:p>Risk Management</text:p>
              </table:table-cell>
              <table:table-cell>
                <text:p>- can enable data backup offsite so no data lost if disaster strikes</text:p>
                <text:p>- control who can access database (less chance of accidental or malicious data loss)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4cm" presentation:class="title">
          <draw:text-box>
            <text:p>BI Restructure/Optimisation ROI (contd)</text:p>
          </draw:text-box>
        </draw:frame>
        <draw:frame draw:style-name="standard" draw:layer="layout" svg:width="25.198cm" svg:height="14.974cm" svg:x="1.406cm" svg:y="4.438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Item</text:p>
              </table:table-cell>
              <table:table-cell>
                <text:p>ROI</text:p>
              </table:table-cell>
            </table:table-row>
            <table:table-row table:style-name="ro7" table:default-cell-style-name="ce1">
              <table:table-cell>
                <text:p>On Time Reporting (scheduled/ad-hoc)</text:p>
              </table:table-cell>
              <table:table-cell>
                <text:p>- Fleet (repair costs, maintenance schedule, damage records..)</text:p>
                <text:p>- Staff (numbers, quals, ticket status etc)</text:p>
                <text:p>- Gear (purchase costs, stock held, damage..)</text:p>
                <text:p>- Sales/Revenue (by client, breakdowns by period, Top-10..)</text:p>
                <text:p>- Sales/Revenue Opportunities (dormant clients..)</text:p>
              </table:table-cell>
            </table:table-row>
            <table:table-row table:style-name="ro8" table:default-cell-style-name="ce1">
              <table:table-cell>
                <text:p>Business Knowledge Consolidation</text:p>
              </table:table-cell>
              <table:table-cell>
                <text:p>- All DB users understand its use and can all perform data entry/maintenance/reporting functions</text:p>
              </table:table-cell>
            </table:table-row>
            <table:table-row table:style-name="ro6" table:default-cell-style-name="ce1">
              <table:table-cell>
                <text:p>Reduced Risk to business of lost BI</text:p>
              </table:table-cell>
              <table:table-cell>
                <text:p>- Data not held by several staff on several machines in several formats (e.g., file on //Shared_Docs, email attachments, file stored elsewhere on one or more PCs)</text:p>
                <text:p>- Remove data that serves no useful purpose to business.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4cm" presentation:class="title">
          <draw:text-box>
            <text:p>BI Restructure/Optimisation ROI (contd)</text:p>
          </draw:text-box>
        </draw:frame>
        <draw:frame draw:style-name="standard" draw:layer="layout" svg:width="25.198cm" svg:height="15.257cm" svg:x="1.433cm" svg:y="4.412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Item</text:p>
              </table:table-cell>
              <table:table-cell>
                <text:p>ROI</text:p>
              </table:table-cell>
            </table:table-row>
            <table:table-row table:style-name="ro9" table:default-cell-style-name="ce1">
              <table:table-cell>
                <text:p>Identify Staff Development Opportunities</text:p>
              </table:table-cell>
              <table:table-cell>
                <text:p>- track ticket status and schedule refreshers/advancement opportunities (e.g., TC-&gt;STMS, STMSL1-&gt;STMSL2NP..)</text:p>
                <text:p>- track Driver License status and schedule advancement (Learners to Restricted/Full, Class1-&gt;Class2..)</text:p>
                <text:p>- Other development opportunities</text:p>
              </table:table-cell>
            </table:table-row>
            <table:table-row table:style-name="ro10" table:default-cell-style-name="ce1">
              <table:table-cell>
                <text:p>Control Inventory</text:p>
              </table:table-cell>
              <table:table-cell>
                <text:p>- Identify breakage trends</text:p>
                <text:p>- Identify opportunities for revenue growth where gear shortages = lost sales opportunity</text:p>
              </table:table-cell>
            </table:table-row>
            <table:table-row table:style-name="ro11" table:default-cell-style-name="ce1">
              <table:table-cell>
                <text:p>Improved Fleet Management</text:p>
              </table:table-cell>
              <table:table-cell>
                <text:p>- don't wait for it to break by using scheduled maintenance</text:p>
                <text:p>- improved fleet uptime</text:p>
                <text:p>- retire costly fleet</text:p>
                <text:p>- ensure maximum fleet uptime through ensuring staff needed to operate fleet available/trained/available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4cm" presentation:class="title">
          <draw:text-box>
            <text:p>Database Planning</text:p>
          </draw:text-box>
        </draw:frame>
        <draw:frame presentation:style-name="pr4" draw:layer="layout" svg:width="25.199cm" svg:height="13.8cm" svg:x="1.4cm" svg:y="4.4cm" presentation:class="outline">
          <draw:text-box>
            <text:list text:style-name="L2">
              <text:list-item>
                <text:p>Database Design Tools</text:p>
                <text:list>
                  <text:list-item>
                    <text:p>Object oriented</text:p>
                    <text:list>
                      <text:list-item>
                        <text:p>Objects</text:p>
                      </text:list-item>
                      <text:list-item>
                        <text:p>Object relationships</text:p>
                      </text:list-item>
                    </text:list>
                  </text:list-item>
                </text:list>
              </text:list-item>
              <text:list-item>
                <text:p>Database Ceation Tools</text:p>
                <text:list>
                  <text:list-item>
                    <text:p>MySQL Workben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4cm" presentation:class="title">
          <draw:text-box>
            <text:p>Database Planning - Reports</text:p>
          </draw:text-box>
        </draw:frame>
        <draw:frame presentation:style-name="pr4" draw:layer="layout" svg:width="25.199cm" svg:height="13.8cm" svg:x="1.4cm" svg:y="4.4cm" presentation:class="outline">
          <draw:text-box>
            <text:list text:style-name="L2">
              <text:list-item>
                <text:p>How many of our Fleet are due for their COFs in the next Quarter?</text:p>
              </text:list-item>
              <text:list-item>
                <text:p>How many of our Staff have STMS tickets that expire in the next Quarter?</text:p>
              </text:list-item>
              <text:list-item>
                <text:p>Which of our current Clients have not place a Job Request in the last 6 month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19">
        <draw:frame presentation:style-name="pr6" draw:layer="layout" svg:width="25.199cm" svg:height="3.506cm" svg:x="1.4cm" svg:y="0.4cm" presentation:class="title">
          <draw:text-box>
            <text:p>Database Planning - Objects</text:p>
          </draw:text-box>
        </draw:frame>
        <draw:custom-shape draw:style-name="gr33" draw:text-style-name="P17" draw:layer="layout" svg:width="5.2cm" svg:height="1cm" svg:x="2.4cm" svg:y="5.4cm">
          <text:p text:style-name="P17"><text:span text:style-name="T5">:tblFleet</text:span>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5.2cm" svg:height="1cm" svg:x="2.4cm" svg:y="6.4cm">
          <text:p text:style-name="P18">fleetID<text:span text:style-name="T6">(pk)</text:span>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5.2cm" svg:height="1cm" svg:x="2.4cm" svg:y="7.4cm">
          <text:p text:style-name="P18">rego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5.2cm" svg:height="1cm" svg:x="2.4cm" svg:y="8.4cm">
          <text:p text:style-name="P18">make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5.2cm" svg:height="1cm" svg:x="2.4cm" svg:y="9.4cm">
          <text:p text:style-name="P18">model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5.2cm" svg:height="1cm" svg:x="2.4cm" svg:y="10.4cm">
          <text:p text:style-name="P18">regoExpires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5.2cm" svg:height="1cm" svg:x="2.4cm" svg:y="11.4cm">
          <text:p text:style-name="P18">cofExpires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5.2cm" svg:height="1cm" svg:x="2.4cm" svg:y="12.4cm">
          <text:p text:style-name="P18">serviceDueK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8" draw:layer="layout" svg:width="5.2cm" svg:height="1cm" svg:x="2.4cm" svg:y="13.4cm">
          <text:p text:style-name="P18">oDOcurrent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5.2cm" svg:height="1cm" svg:x="2.4cm" svg:y="14.4cm">
          <text:p text:style-name="P18">rucsDue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5.2cm" svg:height="1cm" svg:x="2.4cm" svg:y="15.4cm">
          <text:p text:style-name="P18">rucsCurrent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5.2cm" svg:height="1cm" svg:x="2.4cm" svg:y="16.4cm">
          <text:p text:style-name="P18">driverClassReq</text:p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6.8cm" svg:height="1cm" svg:x="9.4cm" svg:y="5.4cm">
          <text:p text:style-name="P17"><text:span text:style-name="T5">:tblStaff</text:span>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6.8cm" svg:height="1cm" svg:x="9.4cm" svg:y="6.4cm">
          <text:p text:style-name="P18">staffID(pk)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6.8cm" svg:height="1cm" svg:x="9.4cm" svg:y="7.4cm">
          <text:p text:style-name="P18">firstName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6.8cm" svg:height="1cm" svg:x="9.4cm" svg:y="8.4cm">
          <text:p text:style-name="P18">lastName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6.8cm" svg:height="1cm" svg:x="9.4cm" svg:y="9.4cm">
          <text:p text:style-name="P18">phoneWork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6.8cm" svg:height="1cm" svg:x="9.4cm" svg:y="10.4cm">
          <text:p text:style-name="P18">phoneMobilePersonal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6.8cm" svg:height="1cm" svg:x="9.4cm" svg:y="11.4cm">
          <text:p text:style-name="P18">phoneHome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6.8cm" svg:height="1cm" svg:x="9.4cm" svg:y="12.4cm">
          <text:p text:style-name="P18">nztaID</text:p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6.8cm" svg:height="1cm" svg:x="18.4cm" svg:y="5.376cm">
          <text:p text:style-name="P17"><text:span text:style-name="T5">:tblNZTA</text:span>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6.8cm" svg:height="1cm" svg:x="18.4cm" svg:y="6.376cm">
          <text:p text:style-name="P18">nztaID(pk)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6.8cm" svg:height="1cm" svg:x="18.4cm" svg:y="7.376cm">
          <text:p text:style-name="P18">staffID(fk)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6.8cm" svg:height="1cm" svg:x="18.4cm" svg:y="8.376cm">
          <text:p text:style-name="P18">highestTicket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6.8cm" svg:height="1cm" svg:x="9.4cm" svg:y="13.4cm">
          <text:p text:style-name="P18">driverClassHighest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6.8cm" svg:height="1cm" svg:x="18.4cm" svg:y="9.376cm">
          <text:p text:style-name="P18">ticketExpiryDat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stroke-linejoin="non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stroke-linejoin="round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4cm" presentation:class="title" presentation:placeholder="true">
        <draw:text-box/>
      </draw:frame>
      <draw:frame presentation:style-name="Default-outline1" draw:layer="backgroundobjects" svg:width="25.199cm" svg:height="13.8cm" svg:x="1.4cm" svg:y="4.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5T03:28:43.607955257</meta:creation-date>
    <dc:date>2016-07-03T12:26:19.430042709</dc:date>
    <meta:editing-duration>P4DT25M7S</meta:editing-duration>
    <meta:editing-cycles>136</meta:editing-cycles>
    <meta:generator>LibreOffice/4.2.8.2$Linux_x86 LibreOffice_project/420m0$Build-2</meta:generator>
    <meta:document-statistic meta:object-count="303"/>
  </office:meta>
</office:document-meta>
</file>